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ataSheet">
        <table:table-row>
          <table:table-cell office:value-type="string">
            <text:p>keyAdd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sc_tech_switch</text:p>
          </table:table-cell>
          <table:table-cell office:value-type="string">
            <text:p>ex_combat_tech_switch</text:p>
          </table:table-cell>
        </table:table-row>
        <table:table-row>
          <table:table-cell office:value-type="string">
            <text:p>addKey</text:p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lim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mor_tech_check</text:p>
          </table:table-cell>
          <table:table-cell office:value-type="string">
            <text:p>break</text:p>
          </table:table-cell>
          <table:table-cell office:value-type="string">
            <text:p>shield_tech_check</text:p>
          </table:table-cell>
          <table:table-cell office:value-type="string">
            <text:p>thruster_tech_check</text:p>
          </table:table-cell>
          <table:table-cell office:value-type="string">
            <text:p>sensor_tech_check</text:p>
          </table:table-cell>
          <table:table-cell office:value-type="string">
            <text:p>computer_tech_check</text:p>
          </table:table-cell>
          <table:table-cell office:value-type="string">
            <text:p>crystal_armor_tech_check</text:p>
          </table:table-cell>
          <table:table-cell office:value-type="string">
            <text:p>afterburner_tech_check</text:p>
          </table:table-cell>
          <table:table-cell office:value-type="string">
            <text:p>reactor_tech_check</text:p>
          </table:table-cell>
          <table:table-cell office:value-type="string">
            <text:p>laser_tech_check</text:p>
          </table:table-cell>
          <table:table-cell office:value-type="string">
            <text:p>mass_driver_tech_check</text:p>
          </table:table-cell>
          <table:table-cell office:value-type="string">
            <text:p>missile_tech_check</text:p>
          </table:table-cell>
          <table:table-cell office:value-type="string">
            <text:p>kinetic_artillery_tech_check</text:p>
          </table:table-cell>
          <table:table-cell office:value-type="string">
            <text:p>flak_tech_check</text:p>
          </table:table-cell>
          <table:table-cell office:value-type="string">
            <text:p>swarmer_missile_tech_check</text:p>
          </table:table-cell>
          <table:table-cell office:value-type="string">
            <text:p>energy_torpedo_tech_check</text:p>
          </table:table-cell>
          <table:table-cell office:value-type="string">
            <text:p>lance_tech_check</text:p>
          </table:table-cell>
          <table:table-cell office:value-type="string">
            <text:p>arc_emitter_tech_check</text:p>
          </table:table-cell>
          <table:table-cell office:value-type="string">
            <text:p>mass_accelerator_tech_check</text:p>
          </table:table-cell>
          <table:table-cell office:value-type="string">
            <text:p>autocannon_tech_check</text:p>
          </table:table-cell>
          <table:table-cell office:value-type="string">
            <text:p>torpedo_tech_check</text:p>
          </table:table-cell>
          <table:table-cell office:value-type="string">
            <text:p>strike_craft_tech_check</text:p>
          </table:table-cell>
          <table:table-cell office:value-type="string">
            <text:p>plasma_tech_check</text:p>
          </table:table-cell>
          <table:table-cell office:value-type="string">
            <text:p>disruptor_tech_check</text:p>
          </table:table-cell>
          <table:table-cell office:value-type="string">
            <text:p>pd_tech_check</text:p>
          </table:table-cell>
          <table:table-cell office:value-type="string">
            <text:p>give_technolo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ast_increased_tech</text:p>
          </table:table-cell>
          <table:table-cell office:value-type="string">
            <text:p>has_technology</text:p>
          </table:table-cell>
          <table:table-cell office:value-type="string">
            <text:p>NOT</text:p>
          </table:table-cell>
          <table:table-cell office:value-type="string">
            <text:p>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ssage</text:p>
          </table:table-cell>
          <table:table-cell office:value-type="string">
            <text:p>tech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technology</text:p>
          </table:table-cell>
          <table:table-cell office:value-type="string">
            <text:p>has_technolo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anilla_tech_switch</text:p>
          </table:table-cell>
          <table:table-cell office:value-type="string">
            <text:p>OCC0</text:p>
          </table:table-cell>
          <table:table-cell office:value-type="string">
            <text:p>tech_dragon_arm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tech_ship_armor_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tech_ship_armor_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tech_ship_armor_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tech_ship_armor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>tech_enigmatic_deflec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>tech_psionic_shiel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7</text:p>
          </table:table-cell>
          <table:table-cell office:value-type="string">
            <text:p>tech_shields_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8</text:p>
          </table:table-cell>
          <table:table-cell office:value-type="string">
            <text:p>tech_shields_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9</text:p>
          </table:table-cell>
          <table:table-cell office:value-type="string">
            <text:p>tech_shields_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0</text:p>
          </table:table-cell>
          <table:table-cell office:value-type="string">
            <text:p>tech_shields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1</text:p>
          </table:table-cell>
          <table:table-cell office:value-type="string">
            <text:p>tech_thrusters_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2</text:p>
          </table:table-cell>
          <table:table-cell office:value-type="string">
            <text:p>tech_thrusters_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3</text:p>
          </table:table-cell>
          <table:table-cell office:value-type="string">
            <text:p>tech_sensors_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4</text:p>
          </table:table-cell>
          <table:table-cell office:value-type="string">
            <text:p>tech_sensors_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5</text:p>
          </table:table-cell>
          <table:table-cell office:value-type="string">
            <text:p>tech_combat_computers_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6</text:p>
          </table:table-cell>
          <table:table-cell office:value-type="string">
            <text:p>tech_combat_computers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7</text:p>
          </table:table-cell>
          <table:table-cell office:value-type="string">
            <text:p>tech_crystal_armor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8</text:p>
          </table:table-cell>
          <table:table-cell office:value-type="string">
            <text:p>tech_afterburners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9</text:p>
          </table:table-cell>
          <table:table-cell office:value-type="string">
            <text:p>tech_enigmatic_power_co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0</text:p>
          </table:table-cell>
          <table:table-cell office:value-type="string">
            <text:p>tech_zero_point_pow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1</text:p>
          </table:table-cell>
          <table:table-cell office:value-type="string">
            <text:p>tech_antimatter_pow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2</text:p>
          </table:table-cell>
          <table:table-cell office:value-type="string">
            <text:p>tech_cold_fusion_pow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3</text:p>
          </table:table-cell>
          <table:table-cell office:value-type="string">
            <text:p>tech_fusion_pow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4</text:p>
          </table:table-cell>
          <table:table-cell office:value-type="string">
            <text:p>tech_lasers_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5</text:p>
          </table:table-cell>
          <table:table-cell office:value-type="string">
            <text:p>tech_lasers_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6</text:p>
          </table:table-cell>
          <table:table-cell office:value-type="string">
            <text:p>tech_lasers_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7</text:p>
          </table:table-cell>
          <table:table-cell office:value-type="string">
            <text:p>tech_lasers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8</text:p>
          </table:table-cell>
          <table:table-cell office:value-type="string">
            <text:p>tech_mass_drivers_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9</text:p>
          </table:table-cell>
          <table:table-cell office:value-type="string">
            <text:p>tech_mass_drivers_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0</text:p>
          </table:table-cell>
          <table:table-cell office:value-type="string">
            <text:p>tech_mass_drivers_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1</text:p>
          </table:table-cell>
          <table:table-cell office:value-type="string">
            <text:p>tech_mass_drivers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2</text:p>
          </table:table-cell>
          <table:table-cell office:value-type="string">
            <text:p>tech_missiles_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3</text:p>
          </table:table-cell>
          <table:table-cell office:value-type="string">
            <text:p>tech_missiles_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4</text:p>
          </table:table-cell>
          <table:table-cell office:value-type="string">
            <text:p>tech_missiles_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5</text:p>
          </table:table-cell>
          <table:table-cell office:value-type="string">
            <text:p>tech_missiles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6</text:p>
          </table:table-cell>
          <table:table-cell office:value-type="string">
            <text:p>tech_kinetic_artillery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7</text:p>
          </table:table-cell>
          <table:table-cell office:value-type="string">
            <text:p>tech_flak_batteries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8</text:p>
          </table:table-cell>
          <table:table-cell office:value-type="string">
            <text:p>tech_swarmer_missiles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9</text:p>
          </table:table-cell>
          <table:table-cell office:value-type="string">
            <text:p>tech_energy_torpedoes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40</text:p>
          </table:table-cell>
          <table:table-cell office:value-type="string">
            <text:p>tech_energy_lance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41</text:p>
          </table:table-cell>
          <table:table-cell office:value-type="string">
            <text:p>tech_arc_emitter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42</text:p>
          </table:table-cell>
          <table:table-cell office:value-type="string">
            <text:p>tech_mass_accelerator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43</text:p>
          </table:table-cell>
          <table:table-cell office:value-type="string">
            <text:p>tech_autocannons_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44</text:p>
          </table:table-cell>
          <table:table-cell office:value-type="string">
            <text:p>tech_autocannons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45</text:p>
          </table:table-cell>
          <table:table-cell office:value-type="string">
            <text:p>tech_torpedoes_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46</text:p>
          </table:table-cell>
          <table:table-cell office:value-type="string">
            <text:p>tech_torpedoes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47</text:p>
          </table:table-cell>
          <table:table-cell office:value-type="string">
            <text:p>tech_strike_craft_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48</text:p>
          </table:table-cell>
          <table:table-cell office:value-type="string">
            <text:p>tech_strike_craft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49</text:p>
          </table:table-cell>
          <table:table-cell office:value-type="string">
            <text:p>tech_plasma_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50</text:p>
          </table:table-cell>
          <table:table-cell office:value-type="string">
            <text:p>tech_plasma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51</text:p>
          </table:table-cell>
          <table:table-cell office:value-type="string">
            <text:p>tech_disruptors_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52</text:p>
          </table:table-cell>
          <table:table-cell office:value-type="string">
            <text:p>tech_disruptors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53</text:p>
          </table:table-cell>
          <table:table-cell office:value-type="string">
            <text:p>tech_pd_tracking_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54</text:p>
          </table:table-cell>
          <table:table-cell office:value-type="string">
            <text:p>tech_pd_tracking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rmor_tech_check</text:p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>"tech_dragon_armor"</text:p>
          </table:table-cell>
          <table:table-cell office:value-type="string">
            <text:p>"tech_ship_armor_5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ship_armor_5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>"tech_ship_armor_5"</text:p>
          </table:table-cell>
          <table:table-cell office:value-type="string">
            <text:p>"tech_ship_armor_4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ship_armor_4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/>
          </table:table-cell>
          <table:table-cell office:value-type="string">
            <text:p>"tech_ship_armor_4"</text:p>
          </table:table-cell>
          <table:table-cell office:value-type="string">
            <text:p>"tech_ship_armor_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ship_armor_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/>
          </table:table-cell>
          <table:table-cell office:value-type="string">
            <text:p>"tech_ship_armor_3"</text:p>
          </table:table-cell>
          <table:table-cell office:value-type="string">
            <text:p>"tech_ship_armor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ship_armor_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/>
          </table:table-cell>
          <table:table-cell office:value-type="string">
            <text:p>"tech_ship_armor_2"</text:p>
          </table:table-cell>
          <table:table-cell office:value-type="string">
            <text:p>"tech_ship_armor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ship_armor_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hield_tech_check</text:p>
          </table:table-cell>
          <table:table-cell office:value-type="string">
            <text:p>OCC0-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tech_shields_5"</text:p>
          </table:table-cell>
          <table:table-cell office:value-type="string">
            <text:p>"tech_enigmatic_deflector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shields_5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tech_psionic_shield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>"tech_shields_5"</text:p>
          </table:table-cell>
          <table:table-cell office:value-type="string">
            <text:p>"tech_shields_4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shields_4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/>
          </table:table-cell>
          <table:table-cell office:value-type="string">
            <text:p>"tech_shields_4"</text:p>
          </table:table-cell>
          <table:table-cell office:value-type="string">
            <text:p>"tech_shields_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shields_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/>
          </table:table-cell>
          <table:table-cell office:value-type="string">
            <text:p>"tech_shields_3"</text:p>
          </table:table-cell>
          <table:table-cell office:value-type="string">
            <text:p>"tech_shields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shields_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/>
          </table:table-cell>
          <table:table-cell office:value-type="string">
            <text:p>"tech_shields_2"</text:p>
          </table:table-cell>
          <table:table-cell office:value-type="string">
            <text:p>"tech_shields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shields_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hruster_tech_check</text:p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>"tech_thrusters_4"</text:p>
          </table:table-cell>
          <table:table-cell office:value-type="string">
            <text:p>"tech_thrusters_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thrusters_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>"tech_thrusters_3"</text:p>
          </table:table-cell>
          <table:table-cell office:value-type="string">
            <text:p>"tech_thrusters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thrusters_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ensor_tech_check</text:p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>"tech_sensors_4"</text:p>
          </table:table-cell>
          <table:table-cell office:value-type="string">
            <text:p>"tech_sensors_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sensors_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>"tech_sensors_3"</text:p>
          </table:table-cell>
          <table:table-cell office:value-type="string">
            <text:p>"tech_sensors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sensors_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mputer_tech_check</text:p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>"tech_combat_computers_3"</text:p>
          </table:table-cell>
          <table:table-cell office:value-type="string">
            <text:p>"tech_combat_computers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combat_computers_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>"tech_combat_computers_2"</text:p>
          </table:table-cell>
          <table:table-cell office:value-type="string">
            <text:p>"tech_combat_computers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combat_computers_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rystal_armor_tech_chec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tech_crystal_armor_2"</text:p>
          </table:table-cell>
          <table:table-cell office:value-type="string">
            <text:p>"tech_crystal_armor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crystal_armor_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fterburner_tech_chec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tech_afterburners_2"</text:p>
          </table:table-cell>
          <table:table-cell office:value-type="string">
            <text:p>"tech_afterburners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afterburners_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eactor_tech_check</text:p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>"tech_enigmatic_power_core"</text:p>
          </table:table-cell>
          <table:table-cell office:value-type="string">
            <text:p>"tech_zero_point_power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zero_point_powe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>"tech_zero_point_power"</text:p>
          </table:table-cell>
          <table:table-cell office:value-type="string">
            <text:p>"tech_antimatter_power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antimatter_powe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/>
          </table:table-cell>
          <table:table-cell office:value-type="string">
            <text:p>"tech_antimatter_power"</text:p>
          </table:table-cell>
          <table:table-cell office:value-type="string">
            <text:p>"tech_cold_fusion_power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cold_fusion_powe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/>
          </table:table-cell>
          <table:table-cell office:value-type="string">
            <text:p>"tech_cold_fusion_power"</text:p>
          </table:table-cell>
          <table:table-cell office:value-type="string">
            <text:p>"tech_fusion_power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fusion_powe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aser_tech_check</text:p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>"tech_lasers_5"</text:p>
          </table:table-cell>
          <table:table-cell office:value-type="string">
            <text:p>"tech_lasers_4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lasers_4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>"tech_lasers_4"</text:p>
          </table:table-cell>
          <table:table-cell office:value-type="string">
            <text:p>"tech_lasers_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lasers_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/>
          </table:table-cell>
          <table:table-cell office:value-type="string">
            <text:p>"tech_lasers_3"</text:p>
          </table:table-cell>
          <table:table-cell office:value-type="string">
            <text:p>"tech_lasers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lasers_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/>
          </table:table-cell>
          <table:table-cell office:value-type="string">
            <text:p>"tech_lasers_2"</text:p>
          </table:table-cell>
          <table:table-cell office:value-type="string">
            <text:p>"tech_lasers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lasers_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ass_driver_tech_check</text:p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>"tech_mass_drivers_5"</text:p>
          </table:table-cell>
          <table:table-cell office:value-type="string">
            <text:p>"tech_mass_drivers_4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mass_drivers_4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>"tech_mass_drivers_4"</text:p>
          </table:table-cell>
          <table:table-cell office:value-type="string">
            <text:p>"tech_mass_drivers_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mass_drivers_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/>
          </table:table-cell>
          <table:table-cell office:value-type="string">
            <text:p>"tech_mass_drivers_3"</text:p>
          </table:table-cell>
          <table:table-cell office:value-type="string">
            <text:p>"tech_mass_drivers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mass_drivers_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/>
          </table:table-cell>
          <table:table-cell office:value-type="string">
            <text:p>"tech_mass_drivers_2"</text:p>
          </table:table-cell>
          <table:table-cell office:value-type="string">
            <text:p>"tech_mass_drivers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mass_drivers_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issile_tech_check</text:p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>"tech_missiles_5"</text:p>
          </table:table-cell>
          <table:table-cell office:value-type="string">
            <text:p>"tech_missiles_4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missiles_4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>"tech_missiles_4"</text:p>
          </table:table-cell>
          <table:table-cell office:value-type="string">
            <text:p>"tech_missiles_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missiles_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/>
          </table:table-cell>
          <table:table-cell office:value-type="string">
            <text:p>"tech_missiles_3"</text:p>
          </table:table-cell>
          <table:table-cell office:value-type="string">
            <text:p>"tech_missiles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missiles_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/>
          </table:table-cell>
          <table:table-cell office:value-type="string">
            <text:p>"tech_missiles_2"</text:p>
          </table:table-cell>
          <table:table-cell office:value-type="string">
            <text:p>"tech_missiles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missiles_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kinetic_artillery_tech_chec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tech_kinetic_artillery_2"</text:p>
          </table:table-cell>
          <table:table-cell office:value-type="string">
            <text:p>"tech_kinetic_artillery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kinetic_artillery_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lak_tech_chec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tech_flak_batteries_2"</text:p>
          </table:table-cell>
          <table:table-cell office:value-type="string">
            <text:p>"tech_flak_batteries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flak_batteries_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warmer_missile_tech_chec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tech_swarmer_missiles_2"</text:p>
          </table:table-cell>
          <table:table-cell office:value-type="string">
            <text:p>"tech_swarmer_missiles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swarmer_missiles_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nergy_torpedo_tech_chec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tech_energy_torpedoes_2"</text:p>
          </table:table-cell>
          <table:table-cell office:value-type="string">
            <text:p>"tech_energy_torpedoes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energy_torpedoes_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ance_tech_chec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tech_energy_lance_2"</text:p>
          </table:table-cell>
          <table:table-cell office:value-type="string">
            <text:p>"tech_energy_lance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energy_lance_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rc_emitter_tech_chec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tech_arc_emitter_2"</text:p>
          </table:table-cell>
          <table:table-cell office:value-type="string">
            <text:p>"tech_arc_emitter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arc_emitter_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ass_accelerator_tech_chec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tech_mass_accelerator_2"</text:p>
          </table:table-cell>
          <table:table-cell office:value-type="string">
            <text:p>"tech_mass_accelerator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mass_accelerator_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utocannon_tech_check</text:p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>"tech_autocannons_3"</text:p>
          </table:table-cell>
          <table:table-cell office:value-type="string">
            <text:p>"tech_autocannons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autocannons_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>"tech_autocannons_2"</text:p>
          </table:table-cell>
          <table:table-cell office:value-type="string">
            <text:p>"tech_autocannons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autocannons_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orpedo_tech_check</text:p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>"tech_torpedoes_3"</text:p>
          </table:table-cell>
          <table:table-cell office:value-type="string">
            <text:p>"tech_torpedoes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torpedoes_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>"tech_torpedoes_2"</text:p>
          </table:table-cell>
          <table:table-cell office:value-type="string">
            <text:p>"tech_torpedoes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torpedoes_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ike_craft_tech_check</text:p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>"tech_strike_craft_3"</text:p>
          </table:table-cell>
          <table:table-cell office:value-type="string">
            <text:p>"tech_strike_craft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strike_craft_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>"tech_strike_craft_2"</text:p>
          </table:table-cell>
          <table:table-cell office:value-type="string">
            <text:p>"tech_strike_craft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strike_craft_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lasma_tech_check</text:p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>"tech_plasma_3"</text:p>
          </table:table-cell>
          <table:table-cell office:value-type="string">
            <text:p>"tech_plasma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plasma_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>"tech_plasma_2"</text:p>
          </table:table-cell>
          <table:table-cell office:value-type="string">
            <text:p>"tech_plasma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plasma_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isruptor_tech_check</text:p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>"tech_disruptors_3"</text:p>
          </table:table-cell>
          <table:table-cell office:value-type="string">
            <text:p>"tech_disruptors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disruptors_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>"tech_disruptors_2"</text:p>
          </table:table-cell>
          <table:table-cell office:value-type="string">
            <text:p>"tech_disruptors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disruptors_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d_tech_check</text:p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>"tech_pd_tracking_3"</text:p>
          </table:table-cell>
          <table:table-cell office:value-type="string">
            <text:p>"tech_pd_tracking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pd_tracking_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>"tech_pd_tracking_2"</text:p>
          </table:table-cell>
          <table:table-cell office:value-type="string">
            <text:p>"tech_pd_tracking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tech_pd_tracking_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3.5</meta:generator>
  </office:meta>
</office:document-meta>
</file>